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5in" style:rel-width="100%" fo:margin-left="-0.0201in" fo:margin-top="0in" fo:margin-bottom="0in"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5in" style:rel-width="100%" fo:margin-left="0in" fo:margin-top="0in" fo:margin-bottom="0in" table:align="left" style:writing-mode="page"/>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fo:padding="0in" fo:border="none"/>
    </style:style>
    <style:style style:name="Table8" style:family="table">
      <style:table-properties style:width="6.5in" table:align="margins" style:writing-mode="lr-tb"/>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writing-mode="pag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rsid="00df1c87" officeooo:paragraph-rsid="00df1c87" style:font-size-asian="10pt" style:font-weight-asian="bold" style:font-size-complex="10pt" style:font-weight-complex="bold"/>
    </style:style>
    <style:style style:name="P5" style:family="paragraph" style:parent-style-name="Table_20_Heading">
      <style:paragraph-properties fo:text-align="start" style:justify-single-word="false" style:writing-mode="lr-tb"/>
      <style:text-properties style:font-name="Calibri" fo:font-size="10pt" fo:font-weight="bold" officeooo:rsid="00d914a9" officeooo:paragraph-rsid="00d914a9" style:font-size-asian="10pt" style:font-weight-asian="bold" style:font-size-complex="10pt" style:font-weight-complex="bold"/>
    </style:style>
    <style:style style:name="P6"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8" style:family="paragraph" style:parent-style-name="Table_20_Contents">
      <style:paragraph-properties fo:text-align="center" style:justify-single-word="false"/>
      <style:text-properties officeooo:rsid="00ea05ae" officeooo:paragraph-rsid="00ea05ae"/>
    </style:style>
    <style:style style:name="P9"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10" style:family="paragraph" style:parent-style-name="Standard">
      <style:paragraph-properties fo:text-align="justify" style:justify-single-word="false" style:writing-mode="lr-tb"/>
      <style:text-properties officeooo:paragraph-rsid="00e16087"/>
    </style:style>
    <style:style style:name="P11" style:family="paragraph" style:parent-style-name="Standard">
      <style:paragraph-properties fo:text-align="justify" style:justify-single-word="false" style:writing-mode="lr-tb"/>
      <style:text-properties style:font-name="Calibri" fo:font-size="10pt" officeooo:paragraph-rsid="00db54ca" style:font-size-asian="10pt" style:font-size-complex="10pt"/>
    </style:style>
    <style:style style:name="P12" style:family="paragraph" style:parent-style-name="Standard">
      <style:paragraph-properties fo:text-align="justify" style:justify-single-word="false" style:writing-mode="lr-tb"/>
      <style:text-properties officeooo:paragraph-rsid="00e335c0"/>
    </style:style>
    <style:style style:name="P13" style:family="paragraph" style:parent-style-name="Standard">
      <style:paragraph-properties fo:text-align="justify" style:justify-single-word="false" style:writing-mode="lr-tb"/>
      <style:text-properties officeooo:paragraph-rsid="00db54ca"/>
    </style:style>
    <style:style style:name="P14" style:family="paragraph" style:parent-style-name="Standard">
      <style:paragraph-properties fo:text-align="justify" style:justify-single-word="false" style:writing-mode="lr-tb"/>
      <style:text-properties style:font-name="Calibri" fo:font-size="10pt" officeooo:rsid="00d1b7a9" officeooo:paragraph-rsid="001d0fbc" style:font-size-asian="10pt" style:font-size-complex="10pt"/>
    </style:style>
    <style:style style:name="P15" style:family="paragraph" style:parent-style-name="Standard" style:master-page-name="Converted1">
      <style:paragraph-properties fo:text-align="justify" style:justify-single-word="false" style:page-number="auto" fo:break-before="page" style:writing-mode="lr-tb"/>
      <style:text-properties style:font-name="Calibri" fo:font-size="10pt" officeooo:paragraph-rsid="00db830c" style:font-size-asian="10pt" style:font-size-complex="10pt"/>
    </style:style>
    <style:style style:name="P16" style:family="paragraph" style:parent-style-name="Table_20_Heading">
      <style:paragraph-properties fo:text-align="start" style:justify-single-word="false"/>
      <style:text-properties officeooo:paragraph-rsid="00db830c"/>
    </style:style>
    <style:style style:name="P17" style:family="paragraph" style:parent-style-name="Table_20_Heading">
      <style:text-properties officeooo:paragraph-rsid="00db830c"/>
    </style:style>
    <style:style style:name="P18" style:family="paragraph" style:parent-style-name="Table_20_Contents" style:list-style-name="L1">
      <style:paragraph-properties style:writing-mode="lr-tb"/>
      <style:text-properties officeooo:paragraph-rsid="00db830c"/>
    </style:style>
    <style:style style:name="P19" style:family="paragraph" style:parent-style-name="Table_20_Contents">
      <style:paragraph-properties fo:text-align="center" style:justify-single-word="false"/>
      <style:text-properties officeooo:paragraph-rsid="00db830c"/>
    </style:style>
    <style:style style:name="P20" style:family="paragraph" style:parent-style-name="Table_20_Contents">
      <style:paragraph-properties style:writing-mode="lr-tb"/>
      <style:text-properties officeooo:paragraph-rsid="00db830c"/>
    </style:style>
    <style:style style:name="P21" style:family="paragraph" style:parent-style-name="Table_20_Contents">
      <style:paragraph-properties style:writing-mode="lr-tb"/>
      <style:text-properties style:font-name="Calibri" fo:font-size="10pt" officeooo:paragraph-rsid="00db830c" style:font-size-asian="10pt" style:font-size-complex="10pt"/>
    </style:style>
    <style:style style:name="P22" style:family="paragraph" style:parent-style-name="Table_20_Contents" style:list-style-name="L2">
      <style:paragraph-properties style:writing-mode="lr-tb"/>
      <style:text-properties officeooo:paragraph-rsid="00db830c"/>
    </style:style>
    <style:style style:name="P23" style:family="paragraph" style:parent-style-name="Table_20_Contents">
      <style:paragraph-properties style:writing-mode="lr-tb"/>
      <style:text-properties style:font-name="Calibri" fo:font-size="10pt" style:text-underline-style="none" fo:font-weight="normal" officeooo:paragraph-rsid="00db830c" style:font-size-asian="10pt" style:font-weight-asian="normal" style:font-size-complex="10pt" style:font-weight-complex="normal"/>
    </style:style>
    <style:style style:name="P24"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P25" style:family="paragraph" style:parent-style-name="Table_20_Heading">
      <style:paragraph-properties fo:text-align="start" style:justify-single-word="false"/>
      <style:text-properties officeooo:paragraph-rsid="00e58c89"/>
    </style:style>
    <style:style style:name="P26" style:family="paragraph" style:parent-style-name="Table_20_Contents">
      <style:text-properties style:font-name="Calibri1" fo:font-size="10pt" officeooo:rsid="00e58c89" officeooo:paragraph-rsid="00e58c89" style:font-size-asian="10pt" style:font-size-complex="10pt"/>
    </style:style>
    <style:style style:name="P27" style:family="paragraph" style:parent-style-name="Table_20_Contents">
      <style:text-properties style:font-name="Calibri1" fo:font-size="10pt" officeooo:rsid="00e611f1" officeooo:paragraph-rsid="00e611f1" style:font-size-asian="10pt" style:font-size-complex="10pt"/>
    </style:style>
    <style:style style:name="P28" style:family="paragraph" style:parent-style-name="Table_20_Contents">
      <style:text-properties style:font-name="Calibri1" fo:font-size="10pt" officeooo:rsid="00e7a00f" officeooo:paragraph-rsid="00e7a00f" style:font-size-asian="10pt" style:font-size-complex="10pt"/>
    </style:style>
    <style:style style:name="P29" style:family="paragraph" style:parent-style-name="Table_20_Contents">
      <style:paragraph-properties style:writing-mode="lr-tb"/>
      <style:text-properties style:font-name="Calibri" fo:font-size="10pt" officeooo:paragraph-rsid="00e7a00f" style:font-size-asian="10pt" style:font-size-complex="10pt"/>
    </style:style>
    <style:style style:name="P30" style:family="paragraph" style:parent-style-name="Table_20_Contents">
      <style:paragraph-properties style:writing-mode="lr-tb"/>
      <style:text-properties fo:font-size="10pt" officeooo:paragraph-rsid="00e7a00f" style:font-size-asian="10pt" style:font-size-complex="10pt"/>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officeooo:rsid="00f0d502" style:font-size-asian="10pt" style:font-size-complex="10pt"/>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fo:font-weight="bold" officeooo:rsid="00ee334b" style:font-size-asian="10pt" style:font-weight-asian="bold" style:font-size-complex="10pt" style:font-weight-complex="bold"/>
    </style:style>
    <style:style style:name="T7" style:family="text">
      <style:text-properties style:font-name="Calibri" fo:font-size="10pt" fo:font-weight="bold" officeooo:rsid="00ed00dd" style:font-size-asian="10pt" style:font-weight-asian="bold" style:font-size-complex="10pt" style:font-weight-complex="bold"/>
    </style:style>
    <style:style style:name="T8" style:family="text">
      <style:text-properties style:font-name="Calibri" fo:font-size="10pt" officeooo:rsid="00df1c87" style:font-size-asian="10pt" style:font-size-complex="10pt"/>
    </style:style>
    <style:style style:name="T9" style:family="text">
      <style:text-properties style:font-name="Calibri" fo:font-size="10pt" officeooo:rsid="00dfa7e3" style:font-size-asian="10pt" style:font-size-complex="10pt"/>
    </style:style>
    <style:style style:name="T10" style:family="text">
      <style:text-properties style:font-name="Calibri" fo:font-size="10pt" officeooo:rsid="00efa99b" style:font-size-asian="10pt" style:font-size-complex="10pt"/>
    </style:style>
    <style:style style:name="T11" style:family="text">
      <style:text-properties style:font-name="Calibri" fo:font-size="10pt" officeooo:rsid="00e16087" style:font-size-asian="10pt" style:font-size-complex="10pt"/>
    </style:style>
    <style:style style:name="T12" style:family="text">
      <style:text-properties style:font-name="Calibri" fo:font-size="10pt" officeooo:rsid="00e2bd17" style:font-size-asian="10pt" style:font-size-complex="10pt"/>
    </style:style>
    <style:style style:name="T13" style:family="text">
      <style:text-properties style:font-name="Calibri" fo:font-size="10pt" officeooo:rsid="00f45702" style:font-size-asian="10pt" style:font-size-complex="10pt"/>
    </style:style>
    <style:style style:name="T14" style:family="text">
      <style:text-properties style:font-name="Calibri" fo:font-size="10pt" officeooo:rsid="00e335c0" style:font-size-asian="10pt" style:font-size-complex="10pt"/>
    </style:style>
    <style:style style:name="T15" style:family="text">
      <style:text-properties style:font-name="Calibri" fo:font-size="10pt" style:font-size-asian="10pt" style:font-size-complex="12pt"/>
    </style:style>
    <style:style style:name="T16" style:family="text">
      <style:text-properties style:font-name="Calibri" fo:font-size="10pt" officeooo:rsid="007624cd" style:font-size-asian="10pt" style:font-size-complex="12pt"/>
    </style:style>
    <style:style style:name="T17" style:family="text">
      <style:text-properties style:font-name="Calibri" fo:font-size="10pt" officeooo:rsid="00f45702" style:font-size-asian="10pt" style:font-size-complex="12pt"/>
    </style:style>
    <style:style style:name="T18" style:family="text">
      <style:text-properties style:font-name="Calibri" fo:font-size="10pt" officeooo:rsid="00e335c0" style:font-size-asian="10pt" style:font-size-complex="12pt"/>
    </style:style>
    <style:style style:name="T19" style:family="text">
      <style:text-properties style:font-name="Calibri" fo:font-size="10pt" style:text-underline-style="solid" style:text-underline-width="auto" style:text-underline-color="font-color" style:font-size-asian="10pt" style:font-size-complex="10pt"/>
    </style:style>
    <style:style style:name="T20" style:family="text">
      <style:text-properties style:font-name="Calibri" fo:font-size="10pt" style:text-underline-style="solid" style:text-underline-width="auto" style:text-underline-color="font-color" officeooo:rsid="00e4d68d" style:font-size-asian="10pt" style:font-size-complex="10pt"/>
    </style:style>
    <style:style style:name="T21"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22" style:family="text">
      <style:text-properties style:font-name="Calibri" fo:font-size="10pt" style:text-underline-style="none" fo:font-weight="normal" style:font-size-asian="10pt" style:font-weight-asian="normal" style:font-size-complex="10pt" style:font-weight-complex="normal"/>
    </style:style>
    <style:style style:name="T23" style:family="text">
      <style:text-properties fo:font-family="'Courier New'" style:font-family-generic="swiss" fo:font-size="10pt" style:text-underline-style="none" fo:font-weight="normal" style:font-size-asian="10pt" style:font-weight-asian="normal" style:font-size-complex="10pt" style:font-weight-complex="normal"/>
    </style:style>
    <style:style style:name="T24" style:family="text">
      <style:text-properties style:font-name="Calibri"/>
    </style:style>
    <style:style style:name="T25" style:family="text">
      <style:text-properties style:font-name="Calibri" officeooo:rsid="00e955e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header-rows>
          <table:table-row table:style-name="Table1.1">
            <table:table-cell table:style-name="Table1.A1" office:value-type="string">
              <text:p text:style-name="P1"><text:span text:style-name="T1">The </text:span><text:span text:style-name="T2">Director</text:span><text:span text:style-name="T3">s</text:span><text:span text:style-name="T2">,</text:span></text:p>
            </table:table-cell>
            <table:table-cell table:style-name="Table1.A1" office:value-type="string">
              <text:p text:style-name="P2" loext:marker-style-name="T4"><text:span text:style-name="T4"/></text:p>
            </table:table-cell>
          </table:table-row>
        </table:table-header-rows>
        <table:table-row table:style-name="Table1.1">
          <table:table-cell table:style-name="Table1.A1" office:value-type="string">
            <text:p text:style-name="P3"><text:user-defined style:data-style-name="N0" text:name="Company">CNERGYICO PK LIMITED</text:user-defined></text:p>
            <text:p text:style-name="P3"><text:user-defined style:data-style-name="N0" text:name="CoAddress1">The Harbour Front, 9th Floor</text:user-defined></text:p>
            <text:p text:style-name="P3"><text:user-defined style:data-style-name="N0" text:name="CoAddress2">Dolmen City, HC-3, Block 4</text:user-defined></text:p>
            <text:p text:style-name="P4">Marine Drive, Clifton</text:p>
            <text:p text:style-name="P3"><text:user-defined style:data-style-name="N0" text:name="CoCityZip">Karachi - 75600</text:user-defined></text:p>
            <text:p text:style-name="P3"/>
            <text:p text:style-name="P5">FOLIO NO. <text:user-defined style:data-style-name="N0" text:name="Folio1">321</text:user-defined></text:p>
          </table:table-cell>
          <table:table-cell table:style-name="Table1.A1" office:value-type="string">
            <text:p text:style-name="P6" loext:marker-style-name="T4"/>
          </table:table-cell>
        </table:table-row>
      </table:table>
      <text:p text:style-name="P7"/>
      <table:table table:name="Table2" table:style-name="Table2">
        <table:table-column table:style-name="Table2.A"/>
        <table:table-row table:style-name="Table2.1">
          <table:table-cell table:style-name="Table2.A1" office:value-type="string">
            <text:p text:style-name="P8" loext:marker-style-name="T5"><text:span text:style-name="T5">I</text:span><text:span text:style-name="T6">N</text:span><text:span text:style-name="T5">DEMNITY BOND FOR LOST OF ORIGI</text:span><text:span text:style-name="T7">N</text:span><text:span text:style-name="T5">AL PAID RIGHT LETTERS</text:span></text:p>
          </table:table-cell>
        </table:table-row>
      </table:table>
      <text:p text:style-name="P9"/>
      <text:p text:style-name="P10" loext:marker-style-name="T1"><text:span text:style-name="T1">I </text:span><text:span text:style-name="T8">undersigned</text:span><text:span text:style-name="T1"> </text:span><text:span text:style-name="T5">Muhammad Ilyas Khan</text:span><text:span text:style-name="T1"> S/o </text:span><text:span text:style-name="T5"><text:user-defined style:data-style-name="N0" text:name="Deceased">Mohammad Ayub Khan</text:user-defined></text:span><text:span text:style-name="T1"><text:s/>having CNIC No. </text:span><text:span text:style-name="T5">35202-2834819-5</text:span><text:span text:style-name="T1"> </text:span><text:span text:style-name="T9">decl</text:span><text:span text:style-name="T1">are that </text:span><text:span text:style-name="T9">I have misplaced / lost original Paid Right Letter No </text:span><text:span text:style-name="T10">R-1</text:span><text:span text:style-name="T11"> for 200 shares of </text:span><text:span text:style-name="T11"><text:user-defined style:data-style-name="N0" text:name="Company">CNERGYICO PK LIMITED</text:user-defined></text:span><text:span text:style-name="T11"><text:s/>with which definite share certificates are to be exchanged. I confirm that the original Paid Right Letter standing in the name of </text:span><text:span text:style-name="T12">Late </text:span><text:span text:style-name="T11"><text:user-defined style:data-style-name="N0" text:name="Deceased">Mohammad Ayub Khan</text:user-defined></text:span><text:span text:style-name="T11"><text:s/></text:span><text:span text:style-name="T12">is not in my possession nor delivered to any person for any reason and whereas I request the </text:span><text:span text:style-name="T12"><text:user-defined style:data-style-name="N0" text:name="Company">CNERGYICO PK LIMITED</text:user-defined></text:span><text:span text:style-name="T12"><text:s/>to issue shares certificate against this Indemnity Bond. </text:span></text:p>
      <text:p text:style-name="P10" loext:marker-style-name="T1"><text:span text:style-name="T1"/></text:p>
      <text:p text:style-name="P11" loext:marker-style-name="T1"/>
      <text:p text:style-name="P12" loext:marker-style-name="T1"><text:span text:style-name="T1">I </text:span><text:span text:style-name="T1"><text:user-defined style:data-style-name="N0" text:name="Guarantor"/></text:span><text:span text:style-name="T1"><text:s text:c="2"/></text:span><text:span text:style-name="T13">(Name of Guarantor) </text:span><text:span text:style-name="T14">S/o </text:span><text:span text:style-name="T14"><text:user-defined style:data-style-name="N0" text:name="GuarantorSonOf"/></text:span><text:span text:style-name="T1"><text:s/>CNIC No </text:span><text:span text:style-name="T1"><text:user-defined style:data-style-name="N0" text:name="GuarantorCNIC"/></text:span><text:span text:style-name="T1"><text:s/>resident </text:span><text:span text:style-name="T1"><text:user-defined style:data-style-name="N0" text:name="GuarantorAddress"/></text:span><text:span text:style-name="T1"><text:s/></text:span><text:span text:style-name="T13">(address) do jointly (</text:span><text:span text:style-name="T1">a</text:span><text:span text:style-name="T14">long with </text:span><text:span text:style-name="T13">successor/ legal heir) and severally </text:span><text:span text:style-name="T1"><text:s/>undertake and agree with you and your Registrar</text:span><text:span text:style-name="T13">s</text:span><text:span text:style-name="T1"> that if </text:span><text:span text:style-name="T1"><text:user-defined style:data-style-name="N0" text:name="SharesLost">200</text:user-defined></text:span><text:span text:style-name="T1"><text:s/></text:span><text:span text:style-name="T14">Right </text:span><text:span text:style-name="T1">Shares Certificates </text:span><text:span text:style-name="T14">are exchanged with this indemnity,</text:span><text:span text:style-name="T1"> we will indemnify and save you and your Registrar</text:span><text:span text:style-name="T14">s</text:span><text:span text:style-name="T1"> harmless from and against all action, proceeding, losses, charges, expenses, claims and demands which you and your Registrar shall or may sustain and or be put to be reason of your issuing </text:span><text:span text:style-name="T14">me share certificate/s ‘in exchange with</text:span><text:span text:style-name="T1"> above mentioned </text:span><text:span text:style-name="T14">Paid Right Letter(s). </text:span></text:p>
      <text:p text:style-name="P11" loext:marker-style-name="T1"/>
      <text:p text:style-name="P13" loext:marker-style-name="T15"><text:span text:style-name="T16">I (Guarantor) </text:span><text:span text:style-name="T16"><text:user-defined style:data-style-name="N0" text:name="Guarantor"/></text:span><text:span text:style-name="T16"><text:s/>and Muhammad Ilyas Khan (Successor / </text:span><text:span text:style-name="T17">legal heir</text:span><text:span text:style-name="T16">) undertake and agree with you and your Registrar</text:span><text:span text:style-name="T18">s</text:span><text:span text:style-name="T16"> to deliver to you original </text:span><text:span text:style-name="T18">Right Letter</text:span><text:span text:style-name="T17">(</text:span><text:span text:style-name="T18">s</text:span><text:span text:style-name="T17">)</text:span><text:span text:style-name="T18"> if </text:span><text:span text:style-name="T16">they are at any time found.</text:span></text:p>
      <text:p text:style-name="P14" loext:marker-style-name="T1"/>
      <text:p text:style-name="P15" loext:marker-style-name="T1"/>
      <table:table table:name="Table6" table:style-name="Table6">
        <table:table-column table:style-name="Table6.A" table:number-columns-repeated="2"/>
        <table:table-header-rows>
          <table:table-row table:style-name="Table6.1">
            <table:table-cell table:style-name="Table6.A1" office:value-type="string">
              <text:p text:style-name="P16" loext:marker-style-name="T19"><text:span text:style-name="T19">SUCCESSOR’S </text:span><text:span text:style-name="T20">WITNESS</text:span></text:p>
            </table:table-cell>
            <table:table-cell table:style-name="Table6.A1" office:value-type="string">
              <text:p text:style-name="P17"/>
            </table:table-cell>
          </table:table-row>
        </table:table-header-rows>
        <table:table-row table:style-name="Table6.1">
          <table:table-cell table:style-name="Table6.A1" office:value-type="string">
            <text:list text:style-name="L1">
              <text:list-item>
                <text:p text:style-name="P18" loext:marker-style-name="T5"><text:span text:style-name="T5">MALE WITNESS ONLY</text:span></text:p>
              </text:list-item>
            </text:list>
          </table:table-cell>
          <table:table-cell table:style-name="Table6.A1" office:value-type="string">
            <text:p text:style-name="P19" loext:marker-style-name="T5"><text:span text:style-name="T5">SUCCESSOR</text:span></text:p>
          </table:table-cell>
        </table:table-row>
        <table:table-row table:style-name="Table6.1">
          <table:table-cell table:style-name="Table6.A1" office:value-type="string">
            <text:p text:style-name="P20" loext:marker-style-name="T1"><text:span text:style-name="T1">Signature</text:span></text:p>
            <text:p text:style-name="P21" loext:marker-style-name="T1"/>
            <text:p text:style-name="P21" loext:marker-style-name="T1"/>
            <text:p text:style-name="P20" loext:marker-style-name="T1"><text:span text:style-name="T1">Name: <text:s text:c="3"/>Muhammad Asif</text:span></text:p>
            <text:p text:style-name="P20" loext:marker-style-name="T1"><text:span text:style-name="T1">Complete Address: <text:s text:c="3"/>3, Justice Sharif Scheme, Samanabad, Lahore</text:span></text:p>
            <text:p text:style-name="P20" loext:marker-style-name="T1"><text:span text:style-name="T1">CNIC No.: <text:s text:c="3"/>35202-2793406-1</text:span></text:p>
            <text:p text:style-name="P20" loext:marker-style-name="T1"><text:span text:style-name="T1">Occupation: <text:s text:c="3"/>Retired Telecom Engineer</text:span></text:p>
            <text:p text:style-name="P21" loext:marker-style-name="T1"/>
          </table:table-cell>
          <table:table-cell table:style-name="Table6.A1" table:number-rows-spanned="3" office:value-type="string">
            <text:p text:style-name="P20" loext:marker-style-name="T1"><text:span text:style-name="T1">Signature</text:span></text:p>
            <text:p text:style-name="P21" loext:marker-style-name="T1"/>
            <text:p text:style-name="P21" loext:marker-style-name="T1"/>
            <text:p text:style-name="P20" loext:marker-style-name="T1"><text:span text:style-name="T1">Name: <text:s text:c="3"/>MUHAMMAD ILYAS KHAN</text:span></text:p>
            <text:p text:style-name="P20" loext:marker-style-name="T1"><text:span text:style-name="T1">Complete Address: <text:s text:c="3"/>21, Ghulam Nabi Colony, Samanabad, Lahore</text:span></text:p>
            <text:p text:style-name="P20" loext:marker-style-name="T1"><text:span text:style-name="T1">CNIC No.: <text:s text:c="3"/>35202-2834819-5</text:span></text:p>
            <text:p text:style-name="P20" loext:marker-style-name="T1"><text:span text:style-name="T1">Occupation: <text:s text:c="3"/>Unemployed</text:span></text:p>
            <text:p text:style-name="P20" loext:marker-style-name="T1"><text:span text:style-name="T1">Contact No.: <text:s text:c="3"/>0301 443 0802</text:span></text:p>
            <text:p text:style-name="P20" loext:marker-style-name="T1"><text:span text:style-name="T1">Email Address: <text:s text:c="3"/></text:span><text:a xlink:type="simple" xlink:href="mailto:Ilyas.Khan@yahoo.com" text:style-name="Internet_20_link" text:visited-style-name="Visited_20_Internet_20_Link"><text:span text:style-name="Internet_20_link"><text:span text:style-name="T1">Ilyas.Khan@yahoo.com</text:span></text:span></text:a></text:p>
          </table:table-cell>
        </table:table-row>
        <table:table-row table:style-name="Table6.1">
          <table:table-cell table:style-name="Table6.A1" office:value-type="string">
            <text:list text:style-name="L2">
              <text:list-item>
                <text:p text:style-name="P22" loext:marker-style-name="T5"><text:span text:style-name="T5">MALE WITNESS ONLY</text:span></text:p>
              </text:list-item>
            </text:list>
          </table:table-cell>
          <table:covered-table-cell table:style-name="Table6.A1"/>
        </table:table-row>
        <table:table-row table:style-name="Table6.1">
          <table:table-cell table:style-name="Table6.A1" office:value-type="string">
            <text:p text:style-name="P20" loext:marker-style-name="T1"><text:span text:style-name="T1">Signature</text:span></text:p>
            <text:p text:style-name="P21" loext:marker-style-name="T1"/>
            <text:p text:style-name="P21" loext:marker-style-name="T1"/>
            <text:p text:style-name="P20" loext:marker-style-name="T1"><text:span text:style-name="T1">Name: <text:s text:c="3"/>Abdul Razzaq </text:span></text:p>
            <text:p text:style-name="P20" loext:marker-style-name="T1"><text:span text:style-name="T1">Complete Address: <text:s text:c="3"/>117, Street No. 24, Mohrrha Sharif, Bund Road, Lahore</text:span></text:p>
            <text:p text:style-name="P20" loext:marker-style-name="T1"><text:span text:style-name="T1">CNIC No.: <text:s text:c="3"/>37101-8269119-1</text:span></text:p>
            <text:p text:style-name="P20" loext:marker-style-name="T1"><text:span text:style-name="T1">Occupation: <text:s text:c="3"/>Retired PAF Officer</text:span></text:p>
            <text:p text:style-name="P21" loext:marker-style-name="T1"/>
          </table:table-cell>
          <table:covered-table-cell table:style-name="Table6.A1"/>
        </table:table-row>
        <table:table-row table:style-name="Table6.1">
          <table:table-cell table:style-name="Table6.A1" table:number-columns-spanned="2" office:value-type="string">
            <text:p text:style-name="P21" loext:marker-style-name="T1"/>
          </table:table-cell>
          <table:covered-table-cell/>
        </table:table-row>
        <table:table-row table:style-name="Table6.1">
          <table:table-cell table:style-name="Table6.A1" table:number-columns-spanned="2" office:value-type="string">
            <text:p text:style-name="P20" loext:marker-style-name="T21"><text:span text:style-name="T21">VERIFICATION OF SUCCESSOR’S SIGNATURE BY BANK MANAGER</text:span></text:p>
          </table:table-cell>
          <table:covered-table-cell/>
        </table:table-row>
        <table:table-row table:style-name="Table6.1">
          <table:table-cell table:style-name="Table6.A1" table:number-columns-spanned="2" office:value-type="string">
            <text:p text:style-name="P20" loext:marker-style-name="T22"><text:span text:style-name="T22">Successor’s IBAN Number: <text:s text:c="3"/></text:span><text:span text:style-name="T23"><text:user-defined style:data-style-name="N0" text:name="IBANSuccessor">PK02 MEZN 0002 0101 0065 4511</text:user-defined></text:span></text:p>
            <text:p text:style-name="P20" loext:marker-style-name="T22"><text:span text:style-name="T22">Verifying Manager’s Name:<text:tab/><text:tab/><text:tab/><text:tab/>Code No.: <text:s text:c="3"/></text:span></text:p>
            <text:p text:style-name="P20" loext:marker-style-name="T22"><text:span text:style-name="T22">Branch Code: <text:s text:c="3"/></text:span><text:span text:style-name="T23">0201</text:span><text:span text:style-name="T22"> <text:s text:c="3"/><text:tab/><text:tab/><text:tab/><text:tab/><text:tab/>Branch’s Phone No.: <text:s text:c="3"/></text:span></text:p>
            <text:p text:style-name="P20" loext:marker-style-name="T22"><text:span text:style-name="T22">Bank &amp; Manager’s Stamp &amp; Signature<text:tab/><text:tab/><text:tab/>Verification Date: </text:span></text:p>
            <text:p text:style-name="P23" loext:marker-style-name="T22"/>
            <text:p text:style-name="P23" loext:marker-style-name="T22"/>
            <text:p text:style-name="P23" loext:marker-style-name="T22"/>
          </table:table-cell>
          <table:covered-table-cell/>
        </table:table-row>
      </table:table>
      <text:p text:style-name="P24" loext:marker-style-name="T1"/>
      <text:p text:style-name="P24" loext:marker-style-name="T1"/>
      <table:table table:name="Table8" table:style-name="Table8">
        <table:table-column table:style-name="Table8.A"/>
        <table:table-column table:style-name="Table8.B"/>
        <table:table-header-rows>
          <table:table-row>
            <table:table-cell table:style-name="Table8.A1" table:number-columns-spanned="2" office:value-type="string">
              <text:p text:style-name="P25" loext:marker-style-name="T19"><text:span text:style-name="T19">GUARANTOR’S PORTION</text:span></text:p>
            </table:table-cell>
            <table:covered-table-cell/>
          </table:table-row>
        </table:table-header-rows>
        <table:table-row>
          <table:table-cell table:style-name="Table8.A1" office:value-type="string">
            <text:p text:style-name="P26">Guarantor’s Signature &amp; Official Stamp:</text:p>
          </table:table-cell>
          <table:table-cell table:style-name="Table8.A1" office:value-type="string">
            <text:p text:style-name="P27">____________________________</text:p>
            <text:p text:style-name="P27"/>
            <text:p text:style-name="P27"/>
            <text:p text:style-name="P27"/>
            <text:p text:style-name="P27"/>
          </table:table-cell>
        </table:table-row>
        <table:table-row>
          <table:table-cell table:style-name="Table8.A1" office:value-type="string">
            <text:p text:style-name="P27">Guarantor Name:</text:p>
          </table:table-cell>
          <table:table-cell table:style-name="Table8.A1" office:value-type="string">
            <text:p text:style-name="P27"/>
          </table:table-cell>
        </table:table-row>
        <table:table-row>
          <table:table-cell table:style-name="Table8.A1" office:value-type="string">
            <text:p text:style-name="P27">Guarantor CNIC:</text:p>
          </table:table-cell>
          <table:table-cell table:style-name="Table8.A1" office:value-type="string">
            <text:p text:style-name="P27"/>
          </table:table-cell>
        </table:table-row>
        <table:table-row>
          <table:table-cell table:style-name="Table8.A1" office:value-type="string">
            <text:p text:style-name="P27">Guarantor’s Bank Account No.:</text:p>
          </table:table-cell>
          <table:table-cell table:style-name="Table8.A1" office:value-type="string">
            <text:p text:style-name="P27"/>
          </table:table-cell>
        </table:table-row>
        <table:table-row>
          <table:table-cell table:style-name="Table8.A1" office:value-type="string">
            <text:p text:style-name="P27"/>
          </table:table-cell>
          <table:table-cell table:style-name="Table8.A1" office:value-type="string">
            <text:p text:style-name="P27"/>
          </table:table-cell>
        </table:table-row>
        <table:table-row>
          <table:table-cell table:style-name="Table8.A1" office:value-type="string">
            <text:p text:style-name="P27">Bank Manager Name:</text:p>
          </table:table-cell>
          <table:table-cell table:style-name="Table8.A1" office:value-type="string">
            <text:p text:style-name="P27"/>
          </table:table-cell>
        </table:table-row>
        <table:table-row>
          <table:table-cell table:style-name="Table8.A1" office:value-type="string">
            <text:p text:style-name="P27">Branch Address:</text:p>
          </table:table-cell>
          <table:table-cell table:style-name="Table8.A1" office:value-type="string">
            <text:p text:style-name="P27"/>
          </table:table-cell>
        </table:table-row>
        <table:table-row>
          <table:table-cell table:style-name="Table8.A1" office:value-type="string">
            <text:p text:style-name="P27">Bank’s Signature Verification Stamp:</text:p>
          </table:table-cell>
          <table:table-cell table:style-name="Table8.A1" office:value-type="string">
            <text:p text:style-name="P27"/>
            <text:p text:style-name="P27"/>
            <text:p text:style-name="P27"/>
            <text:p text:style-name="P27"/>
          </table:table-cell>
        </table:table-row>
        <table:table-row>
          <table:table-cell table:style-name="Table8.A1" office:value-type="string">
            <text:p text:style-name="P27"/>
          </table:table-cell>
          <table:table-cell table:style-name="Table8.A1" office:value-type="string">
            <text:p text:style-name="P27"/>
          </table:table-cell>
        </table:table-row>
        <table:table-row>
          <table:table-cell table:style-name="Table8.A1" office:value-type="string">
            <text:p text:style-name="P28">Witness – 1 (male witness)</text:p>
          </table:table-cell>
          <table:table-cell table:style-name="Table8.A1" office:value-type="string">
            <text:p text:style-name="P28">Witness – 2 (male witness)</text:p>
          </table:table-cell>
        </table:table-row>
        <table:table-row>
          <table:table-cell table:style-name="Table8.A1" office:value-type="string">
            <text:p text:style-name="P29">Signature</text:p>
            <text:p text:style-name="P29"/>
            <text:p text:style-name="P29"/>
            <text:p text:style-name="P30"><text:span text:style-name="T24">Name: <text:s text:c="3"/></text:span><text:span text:style-name="T25">MUHAMMAD ASIF</text:span></text:p>
            <text:p text:style-name="P29">Complete Address: <text:s text:c="3"/>3, Justice Sharif Scheme, Samanabad, Lahore</text:p>
            <text:p text:style-name="P29">CNIC No.: <text:s text:c="3"/>35202-2793406-1</text:p>
            <text:p text:style-name="P29">Occupation: <text:s text:c="3"/>Retired Telecom Engineer</text:p>
          </table:table-cell>
          <table:table-cell table:style-name="Table8.A1" office:value-type="string">
            <text:p text:style-name="P29">Signature</text:p>
            <text:p text:style-name="P29"/>
            <text:p text:style-name="P29"/>
            <text:p text:style-name="P30"><text:span text:style-name="T24">Name: <text:s text:c="3"/></text:span><text:span text:style-name="T25">ABDUL RAZZAQ</text:span></text:p>
            <text:p text:style-name="P29">Complete Address: <text:s text:c="3"/>117, Street No. 24, Mohrrha Sharif, Bund Road, Lahore</text:p>
            <text:p text:style-name="P29">CNIC No.: <text:s text:c="3"/>37101-8269119-1</text:p>
            <text:p text:style-name="P29">Occupation: <text:s text:c="3"/>Retired PAF Officer</text:p>
          </table:table-cell>
        </table:table-row>
      </table:table>
      <text:p text:style-name="P24"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2.6229in" style:rel-column-width="3777*"/>
    </style:style>
    <style:style style:name="Table5.B" style:family="table-column">
      <style:table-column-properties style:column-width="2.3111in" style:rel-column-width="3328*"/>
    </style:style>
    <style:style style:name="Table5.C" style:family="table-column">
      <style:table-column-properties style:column-width="1.566in" style:rel-column-width="2255*"/>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2.3771in" style:rel-column-width="3423*"/>
    </style:style>
    <style:style style:name="Table3.B" style:family="table-column">
      <style:table-column-properties style:column-width="2.4972in" style:rel-column-width="3596*"/>
    </style:style>
    <style:style style:name="Table3.C" style:family="table-column">
      <style:table-column-properties style:column-width="1.6257in" style:rel-column-width="2341*"/>
    </style:style>
    <style:style style:name="Table3.1" style:family="table-row">
      <style:table-row-properties style:min-row-height="0.1896in"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f5e973" officeooo:paragraph-rsid="00f5e973"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text-properties officeooo:rsid="00f5e973" officeooo:paragraph-rsid="00f5e973"/>
    </style:style>
    <style:style style:name="MP9" style:family="paragraph" style:parent-style-name="Table_20_Contents">
      <style:paragraph-properties fo:text-align="start" style:justify-single-word="false"/>
      <style:text-properties style:font-name="Calibri1" fo:font-size="10pt" officeooo:rsid="00f5e973" officeooo:paragraph-rsid="00f5e973" style:font-size-asian="10pt" style:font-size-complex="10pt"/>
    </style:style>
    <style:style style:name="MP10" style:family="paragraph" style:parent-style-name="Table_20_Contents">
      <style:paragraph-properties fo:text-align="end" style:justify-single-word="false"/>
      <style:text-properties style:font-name="Calibri1" fo:font-size="10pt" officeooo:paragraph-rsid="00f5e973" style:font-size-asian="10pt" style:font-size-complex="10pt"/>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MP5">Successor’s Signature</text:p>
              </table:table-cell>
              <table:table-cell table:style-name="Table5.A1" office:value-type="string">
                <text:p text:style-name="MP5">Guarantor’s Signature</text:p>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MP8" loext:marker-style-name="MT4"><text:span text:style-name="MT4">Successor’s Signature</text:span></text:p>
              </table:table-cell>
              <table:table-cell table:style-name="Table3.A1" office:value-type="string">
                <text:p text:style-name="MP9">Guarantor’s Signature</text:p>
              </table:table-cell>
              <table:table-cell table:style-name="Table3.A1" office:value-type="string">
                <text:p text:style-name="MP10">Page <text:page-number text:select-page="current">2</text:page-number><text:s/>of <text:page-count>2</text:page-count></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8-21T10:37:01.296372100</dc:date>
    <meta:editing-cycles>381</meta:editing-cycles>
    <meta:editing-duration>P4DT14H21S</meta:editing-duration>
    <meta:generator>LibreOffice/25.8.0.4$Windows_X86_64 LibreOffice_project/48f00303701489684e67c38c28aff00cd5929e67</meta:generator>
    <meta:printed-by>MIK</meta:printed-by>
    <meta:document-statistic meta:table-count="7" meta:image-count="0" meta:object-count="0" meta:page-count="2" meta:paragraph-count="66" meta:word-count="451" meta:character-count="3067" meta:non-whitespace-character-count="2578"/>
    <meta:user-defined meta:name="CoAddress1">The Harbour Front, 9th Floor</meta:user-defined>
    <meta:user-defined meta:name="CoAddress2">Dolmen City, HC-3, Block 4</meta:user-defined>
    <meta:user-defined meta:name="CoCityZip">Karachi - 75600</meta:user-defined>
    <meta:user-defined meta:name="CoTel"/>
    <meta:user-defined meta:name="CoTicker" meta:value-type="string">CNERGY</meta:user-defined>
    <meta:user-defined meta:name="Company" meta:value-type="string">CNERGYICO PK LIMITED</meta:user-defined>
    <meta:user-defined meta:name="Deceased" meta:value-type="string">Mohammad Ayub Khan</meta:user-defined>
    <meta:user-defined meta:name="DeceasedCNIC" meta:value-type="string">35200-1521538-7</meta:user-defined>
    <meta:user-defined meta:name="Folio1" meta:value-type="string">321</meta:user-defined>
    <meta:user-defined meta:name="Folio2" meta:value-type="string"/>
    <meta:user-defined meta:name="Guarantor" meta:value-type="string"/>
    <meta:user-defined meta:name="GuarantorAddress" meta:value-type="string"/>
    <meta:user-defined meta:name="GuarantorCNIC" meta:value-type="string"/>
    <meta:user-defined meta:name="GuarantorSonOf"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10129, 11719, 14553, 16623, 18814, 21326, 23903, 27412, 29649, 32015, 35649, 40634, 40635, 44688, 44689, 47732, 47733, 49878, 49879, 51925, 65699, 66929, 68113, 74650, 74651, 83317, 83318, and 83319</meta:user-defined>
    <meta:user-defined meta:name="ShareCertNosLost" meta:value-type="string">10129, 11719, 14553, 16623, 18814, 21326</meta:user-defined>
    <meta:user-defined meta:name="ShareDistinctiveNos" meta:value-type="string">3392601 - 3392700, 3726241 - 3726250, 4095565 - 4095575, 4503709 - 4503720, 4948510 - 4948522, 5453110 - 5453123, 6003036 - 6003051, 6899501 - 6899526, 7596604 - 7596623, 8362014 - 8362035, 9996710 - 9996757, 11997240 - 11997289, 11997290 - 11997297, 14398215 - 14398264, 14398265 - 14398284, 15885773 - 15885797, 15885798 - 15885814, 17477502 - 17477526, 17477527 - 17477547, 19222823 - 19222872, 45229830 - 45229884, 52282647 - 52282768, 62732130 - 62732276, 68532265 - 68532364, 68532365 - 68532440, 82234087 - 82234186, 82234187 - 82234286, 82234287 - 82234297</meta:user-defined>
    <meta:user-defined meta:name="ShareDistinctiveNosLost" meta:value-type="string">3392601 - 3392700, 3726241 - 3726250, 4095565 - 4095575, 4503709 - 4503720, 4948510 - 4948522, 5453110 - 5453123</meta:user-defined>
    <meta:user-defined meta:name="SharesLost" meta:value-type="string">200</meta:user-defined>
    <meta:user-defined meta:name="SharesTotal" meta:value-type="string"/>
  </office:meta>
</office:document-meta>
</file>